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language="it" fo:country="IT"/>
    </style:style>
    <style:style style:name="P3" style:family="paragraph" style:parent-style-name="Standard">
      <style:text-properties style:font-name="Calibri" fo:language="en" fo:country="US"/>
    </style:style>
    <style:style style:name="P4" style:family="paragraph" style:parent-style-name="Standard">
      <style:text-properties style:font-name="Calibri" fo:language="en" fo:country="US" fo:font-style="normal" style:text-underline-style="none" style:font-style-asian="normal" style:font-style-complex="normal"/>
    </style:style>
    <style:style style:name="P5" style:family="paragraph" style:parent-style-name="Standard">
      <style:text-properties fo:color="#ff3333" style:font-name="Calibri" fo:font-size="14pt" fo:language="it" fo:country="I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list-style-name="L1">
      <style:text-properties style:font-name="Calibri" fo:language="it" fo:country="IT"/>
    </style:style>
    <style:style style:name="P7" style:family="paragraph" style:parent-style-name="Heading_20_1">
      <style:text-properties fo:color="#00ccff" style:font-name="Calibri"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style:text-underline-style="solid" style:text-underline-width="auto" style:text-underline-color="font-color"/>
    </style:style>
    <style:style style:name="T3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language="it" fo:country="IT" fo:font-style="normal" style:text-underline-style="none" style:font-style-asian="normal" style:font-style-complex="normal"/>
    </style:style>
    <style:style style:name="T5" style:family="text">
      <style:text-properties fo:language="it" fo:country="IT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text-underline-style="none" style:font-style-asian="italic" style:font-style-complex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text-underline-style="dash" style:text-underline-width="auto" style:text-underline-color="font-color" style:font-style-asian="italic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en" fo:country="US" fo:font-style="normal" style:text-underline-style="none" style:font-style-asian="normal" style:font-style-complex="normal"/>
    </style:style>
    <style:style style:name="T12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language="en" fo:country="US" fo:font-style="normal" style:text-underline-style="dash" style:text-underline-width="auto" style:text-underline-color="font-color" style:font-style-asian="normal" style:font-style-complex="normal"/>
    </style:style>
    <style:style style:name="T14" style:family="text">
      <style:text-properties fo:color="#00ccff" fo:language="it" fo:country="IT"/>
    </style:style>
    <style:style style:name="T15" style:family="text">
      <style:text-properties fo:color="#00ccff" fo:language="en" fo:country="US"/>
    </style:style>
    <style:style style:name="T16" style:family="text">
      <style:text-properties fo:color="#00ccff" fo:language="en" fo:country="US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chema relazionale</text:h>
      <text:p text:style-name="P5">Associazioni:</text:p>
      <text:list xml:id="list766072401229185684" text:style-name="L1">
        <text:list-item>
          <text:p text:style-name="P6">Transazione - LettoreNFC (M:1)</text:p>
        </text:list-item>
        <text:list-item>
          <text:p text:style-name="P6">Transazione - Carta_trasporto (M:1)</text:p>
        </text:list-item>
        <text:list-item>
          <text:p text:style-name="P6">Transazione - Tratta (M:1)</text:p>
        </text:list-item>
        <text:list-item>
          <text:p text:style-name="P6">Presenza - LettoreNFC (M:1)</text:p>
        </text:list-item>
        <text:list-item>
          <text:p text:style-name="P6">Presenza - Autista (M:1)</text:p>
        </text:list-item>
        <text:list-item>
          <text:p text:style-name="P6">Carta_trasporto - Cliente (M:1)</text:p>
        </text:list-item>
        <text:list-item>
          <text:p text:style-name="P6">Metodo_pagamento - Cliente (M:1)</text:p>
        </text:list-item>
        <text:list-item>
          <text:p text:style-name="P6">Metodo_pagamento – Indirizzo (1:1)</text:p>
        </text:list-item>
        <text:list-item>
          <text:p text:style-name="P6">Indirizzo – Metodo_pagamento (1:1)</text:p>
        </text:list-item>
        <text:list-item>
          <text:p text:style-name="P6">Indirizzo – Autista (1:1)</text:p>
        </text:list-item>
        <text:list-item>
          <text:p text:style-name="P6">Indirizzo – Cliente (1:1)</text:p>
        </text:list-item>
      </text:list>
      <text:p text:style-name="P2"/>
      <text:p text:style-name="P5">Schemi di relazione: </text:p>
      <text:p text:style-name="P1"><text:span text:style-name="T14">Tratta</text:span><text:span text:style-name="T1"> (</text:span><text:span text:style-name="T2">id: </text:span><text:span text:style-name="T5">intero</text:span><text:span text:style-name="T1">, costo: </text:span><text:span text:style-name="T8">decimale</text:span><text:span text:style-name="T6">);</text:span></text:p>
      <text:p text:style-name="P3"/>
      <text:p text:style-name="P1"><text:span text:style-name="T15">Tratta_urbano</text:span><text:span text:style-name="T6"> (citta: </text:span><text:span text:style-name="T8">stringa(50)</text:span><text:span text:style-name="T6">, </text:span><text:span text:style-name="T13">id_tratta: </text:span><text:span text:style-name="T9">intero</text:span><text:span text:style-name="T11">)</text:span><text:span text:style-name="T6">;</text:span></text:p>
      <text:p text:style-name="P3"/>
      <text:p text:style-name="P1"><text:span text:style-name="T15">Tratta_extraurbano</text:span><text:span text:style-name="T6"> (da_km: </text:span><text:span text:style-name="T8">intero</text:span><text:span text:style-name="T6">, a_km: </text:span><text:span text:style-name="T8">intero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metro</text:span><text:span text:style-name="T6"> (da_zona: </text:span><text:span text:style-name="T8">intero</text:span><text:span text:style-name="T6">, a_zona: </text:span><text:span text:style-name="T8">intero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treno</text:span><text:span text:style-name="T6"> (da: </text:span><text:span text:style-name="T8">stringa(50)</text:span><text:span text:style-name="T6">, a: </text:span><text:span text:style-name="T8">stringa(50)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tram</text:span><text:span text:style-name="T6"> (citta: </text:span><text:span text:style-name="T8">stringa(50)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traghetto</text:span><text:span text:style-name="T6"> (da: </text:span><text:span text:style-name="T8">stringa(50)</text:span><text:span text:style-name="T6">, a: </text:span><text:span text:style-name="T8">stringa(50)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nsazione</text:span><text:span text:style-name="T6"> (</text:span><text:span text:style-name="T2">id: </text:span><text:span text:style-name="T5">intero</text:span><text:span text:style-name="T1">, </text:span><text:span text:style-name="T6">timestamp: </text:span><text:span text:style-name="T8">timestamp</text:span><text:span text:style-name="T6">, tipo: </text:span><text:span text:style-name="T8">enumerativo(“in”, “out”)</text:span><text:span text:style-name="T6">, </text:span><text:span text:style-name="T13">id_tratta: </text:span><text:span text:style-name="T9">intero</text:span><text:span text:style-name="T11">,</text:span></text:p>
      <text:p text:style-name="P1"><text:span text:style-name="T13">numero_lettore:</text:span><text:span text:style-name="T9"> stringa(25)</text:span><text:span text:style-name="T11">, <text:s/></text:span><text:span text:style-name="T13">numero_carta: </text:span><text:span text:style-name="T9">stringa(16)</text:span><text:span text:style-name="T11">);</text:span></text:p>
      <text:p text:style-name="P4"/>
      <text:p text:style-name="P1"><text:span text:style-name="T16">LettoreNFC</text:span><text:span text:style-name="T11"> (</text:span><text:span text:style-name="T12">numero_serie</text:span><text:span text:style-name="T3">: </text:span><text:span text:style-name="T10">stringa(25)</text:span><text:span text:style-name="T4">, </text:span><text:span text:style-name="T11">data_installazione: </text:span><text:span text:style-name="T7">data</text:span><text:span text:style-name="T11">);</text:span></text:p>
      <text:p text:style-name="P4"/>
      <text:p text:style-name="P1"><text:span text:style-name="T16">Carta_trasporto</text:span><text:span text:style-name="T11"> (</text:span><text:span text:style-name="T12">numero_carta</text:span><text:span text:style-name="T3">: </text:span><text:span text:style-name="T10">stringa(16)</text:span><text:span text:style-name="T4">, s</text:span><text:span text:style-name="T11">aldo: </text:span><text:span text:style-name="T7">decimale</text:span><text:span text:style-name="T11">, data_rilascio: </text:span><text:span text:style-name="T7">data</text:span><text:span text:style-name="T11">, </text:span></text:p>
      <text:p text:style-name="P1"><text:span text:style-name="T13">id_proprietario: </text:span><text:span text:style-name="T9">intero</text:span><text:span text:style-name="T11">);</text:span></text:p>
      <text:p text:style-name="P4"/>
      <text:p text:style-name="P1"><text:span text:style-name="T15">Presenza</text:span><text:span text:style-name="T6"> (</text:span><text:span text:style-name="T2">id: </text:span><text:span text:style-name="T5">intero</text:span><text:span text:style-name="T1">, </text:span><text:span text:style-name="T6">timestamp: </text:span><text:span text:style-name="T8">timestamp</text:span><text:span text:style-name="T6">, tipo: </text:span><text:span text:style-name="T8">enumerativo(“in”, “out”)</text:span><text:span text:style-name="T6">, </text:span><text:span text:style-name="T13">id_autista: </text:span><text:span text:style-name="T9">intero</text:span><text:span text:style-name="T11">,</text:span></text:p>
      <text:p text:style-name="P1"><text:span text:style-name="T13">numero_lettore:</text:span><text:span text:style-name="T9"> stringa(25)</text:span><text:span text:style-name="T11">);</text:span></text:p>
      <text:p text:style-name="P4"/>
      <text:p text:style-name="P1"><text:span text:style-name="T16">Autista</text:span><text:span text:style-name="T11"> (</text:span><text:span text:style-name="T3">id: </text:span><text:span text:style-name="T5">intero</text:span><text:span text:style-name="T4">, </text:span><text:span text:style-name="T11">nome: </text:span><text:span text:style-name="T7">stringa(25)</text:span><text:span text:style-name="T11">, cognome: </text:span><text:span text:style-name="T7">stringa(25)</text:span><text:span text:style-name="T11">, data_nascita: </text:span><text:span text:style-name="T7">data</text:span><text:span text:style-name="T11">, iban: </text:span><text:span text:style-name="T7">stringa(34)</text:span><text:span text:style-name="T11">, email: </text:span><text:span text:style-name="T7">stringa(254)</text:span><text:span text:style-name="T11">, numero_documento: </text:span><text:span text:style-name="T7">stringa(9)</text:span><text:span text:style-name="T11">, </text:span><text:span text:style-name="T13">id_indirizzo: </text:span><text:span text:style-name="T9">intero</text:span><text:span text:style-name="T11">);</text:span></text:p>
      <text:p text:style-name="P4"/>
      <text:p text:style-name="P1"><text:soft-page-break/><text:span text:style-name="T16">Cliente</text:span><text:span text:style-name="T11"> (</text:span><text:span text:style-name="T3">id: </text:span><text:span text:style-name="T5">intero</text:span><text:span text:style-name="T4">, </text:span><text:span text:style-name="T11">nome: </text:span><text:span text:style-name="T7">stringa(25)</text:span><text:span text:style-name="T11">, cognome: </text:span><text:span text:style-name="T7">stringa(25)</text:span><text:span text:style-name="T11">, email:</text:span><text:span text:style-name="T7"> stringa(254)</text:span><text:span text:style-name="T11">, password: </text:span><text:span text:style-name="T7">stringa(32)</text:span><text:span text:style-name="T11">, <text:s text:c="2"/>numero_documento: </text:span><text:span text:style-name="T7">stringa(9)</text:span><text:span text:style-name="T11">, </text:span><text:span text:style-name="T13">id_indirizzo: </text:span><text:span text:style-name="T9">intero</text:span><text:span text:style-name="T11">);</text:span></text:p>
      <text:p text:style-name="P4"/>
      <text:p text:style-name="P1"><text:span text:style-name="T16">Metodo_pagamento</text:span><text:span text:style-name="T11"> (</text:span><text:span text:style-name="T3">id: </text:span><text:span text:style-name="T5">intero</text:span><text:span text:style-name="T4">, t</text:span><text:span text:style-name="T11">ipo_carta: </text:span><text:span text:style-name="T7">enumerativo(“visa”, “mastercard”, “postepay”, “maestro”, “american_express”)</text:span><text:span text:style-name="T11">, numero_carta:</text:span><text:span text:style-name="T7"> stringa(16)</text:span><text:span text:style-name="T11">, nome_titolare: </text:span><text:span text:style-name="T7">stringa(25)</text:span><text:span text:style-name="T11">, data_scadenza: </text:span><text:span text:style-name="T7">data</text:span><text:span text:style-name="T11">, </text:span><text:span text:style-name="T13">id_indirizzo: </text:span><text:span text:style-name="T9">intero</text:span><text:span text:style-name="T11">, </text:span><text:span text:style-name="T13">id_cliente: </text:span><text:span text:style-name="T9">intero</text:span><text:span text:style-name="T11">);</text:span></text:p>
      <text:p text:style-name="P4"/>
      <text:p text:style-name="P1"><text:span text:style-name="T16">Indirizzo</text:span><text:span text:style-name="T11"> (</text:span><text:span text:style-name="T3">id: </text:span><text:span text:style-name="T5">intero</text:span><text:span text:style-name="T4">, </text:span><text:span text:style-name="T11">via: </text:span><text:span text:style-name="T7">stringa(25)</text:span><text:span text:style-name="T11">, provincia: </text:span><text:span text:style-name="T7">stringa(25)</text:span><text:span text:style-name="T11">, citta: </text:span><text:span text:style-name="T7">stringa(25)</text:span><text:span text:style-name="T11">, cap: </text:span><text:span text:style-name="T7">stringa(5)</text:span><text:span text:style-name="T11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4T17:02:22.51</meta:creation-date>
    <dc:date>2017-06-18T16:40:33.19</dc:date>
    <dc:creator>Alessio Loddo</dc:creator>
    <meta:editing-duration>PT8M58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2" meta:paragraph-count="32" meta:word-count="206" meta:character-count="1923"/>
  </office:meta>
</office:document-meta>
</file>